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normal" officeooo:rsid="00186092" officeooo:paragraph-rsid="00186092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officeooo:rsid="00329753" officeooo:paragraph-rsid="004e4cf9"/>
    </style:style>
    <style:style style:name="P3" style:family="paragraph" style:parent-style-name="Standard">
      <style:text-properties officeooo:rsid="00329753" officeooo:paragraph-rsid="0047de1a"/>
    </style:style>
    <style:style style:name="P4" style:family="paragraph" style:parent-style-name="Standard">
      <style:text-properties officeooo:rsid="00186092" officeooo:paragraph-rsid="00186092"/>
    </style:style>
    <style:style style:name="P5" style:family="paragraph" style:parent-style-name="Standard">
      <style:text-properties officeooo:rsid="0019599e" officeooo:paragraph-rsid="0019599e"/>
    </style:style>
    <style:style style:name="P6" style:family="paragraph" style:parent-style-name="Standard">
      <style:text-properties officeooo:rsid="0019599e" officeooo:paragraph-rsid="001da519"/>
    </style:style>
    <style:style style:name="P7" style:family="paragraph" style:parent-style-name="Standard">
      <style:text-properties officeooo:rsid="00198c98" officeooo:paragraph-rsid="001bac2f"/>
    </style:style>
    <style:style style:name="P8" style:family="paragraph" style:parent-style-name="Standard">
      <style:text-properties fo:font-weight="bold" officeooo:rsid="00198c98" officeooo:paragraph-rsid="001bac2f" style:font-weight-asian="bold" style:font-weight-complex="bold"/>
    </style:style>
    <style:style style:name="P9" style:family="paragraph" style:parent-style-name="Standard">
      <style:text-properties fo:font-weight="bold" officeooo:rsid="0052fb11" officeooo:paragraph-rsid="0052fb11" style:font-weight-asian="bold" style:font-weight-complex="bold"/>
    </style:style>
    <style:style style:name="P10" style:family="paragraph" style:parent-style-name="Standard">
      <style:text-properties officeooo:rsid="0022f60c" officeooo:paragraph-rsid="0022f60c"/>
    </style:style>
    <style:style style:name="P11" style:family="paragraph" style:parent-style-name="Standard">
      <style:text-properties officeooo:rsid="00281047" officeooo:paragraph-rsid="00281047"/>
    </style:style>
    <style:style style:name="P12" style:family="paragraph" style:parent-style-name="Standard">
      <style:text-properties officeooo:rsid="002e9bc3" officeooo:paragraph-rsid="002e9bc3"/>
    </style:style>
    <style:style style:name="P13" style:family="paragraph" style:parent-style-name="Standard">
      <style:text-properties officeooo:rsid="0030f900" officeooo:paragraph-rsid="0030f900"/>
    </style:style>
    <style:style style:name="P14" style:family="paragraph" style:parent-style-name="Standard">
      <style:text-properties officeooo:rsid="0047de1a" officeooo:paragraph-rsid="0047de1a"/>
    </style:style>
    <style:style style:name="P15" style:family="paragraph" style:parent-style-name="Standard">
      <style:text-properties officeooo:paragraph-rsid="0047de1a"/>
    </style:style>
    <style:style style:name="P16" style:family="paragraph" style:parent-style-name="Standard">
      <style:text-properties fo:font-style="normal" officeooo:rsid="002da297" officeooo:paragraph-rsid="00281047" style:font-style-asian="normal" style:font-style-complex="normal"/>
    </style:style>
    <style:style style:name="P17" style:family="paragraph" style:parent-style-name="Standard">
      <style:text-properties fo:font-style="normal" officeooo:rsid="0030ea2e" officeooo:paragraph-rsid="002e9bc3" style:font-style-asian="normal" style:font-style-complex="normal"/>
    </style:style>
    <style:style style:name="P18" style:family="paragraph" style:parent-style-name="Standard">
      <style:text-properties fo:font-style="normal" officeooo:rsid="00329753" officeooo:paragraph-rsid="00329753" style:font-style-asian="normal" style:font-style-complex="normal"/>
    </style:style>
    <style:style style:name="P19" style:family="paragraph" style:parent-style-name="Standard">
      <style:text-properties fo:font-style="normal" officeooo:rsid="0042b3ef" officeooo:paragraph-rsid="0047de1a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normal" fo:font-weight="bold" officeooo:rsid="0042b3ef" officeooo:paragraph-rsid="0047de1a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tyle="normal" fo:font-weight="bold" officeooo:rsid="0047de1a" officeooo:paragraph-rsid="0047de1a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paragraph-properties fo:margin-top="0in" fo:margin-bottom="0.1965in" style:contextual-spacing="false"/>
    </style:style>
    <style:style style:name="P23" style:family="paragraph" style:parent-style-name="Preformatted_20_Text" style:list-style-name="L1">
      <style:text-properties officeooo:rsid="00329753" officeooo:paragraph-rsid="0047de1a"/>
    </style:style>
    <style:style style:name="P24" style:family="paragraph" style:parent-style-name="Standard" style:list-style-name="L1">
      <style:text-properties fo:font-style="normal" officeooo:rsid="004651fe" officeooo:paragraph-rsid="0047de1a" style:font-style-asian="normal" style:font-style-complex="normal"/>
    </style:style>
    <style:style style:name="P25" style:family="paragraph" style:parent-style-name="Standard" style:list-style-name="L1">
      <style:text-properties officeooo:rsid="00329753" officeooo:paragraph-rsid="0047de1a"/>
    </style:style>
    <style:style style:name="T1" style:family="text">
      <style:text-properties officeooo:rsid="00197db7"/>
    </style:style>
    <style:style style:name="T2" style:family="text">
      <style:text-properties officeooo:rsid="001bac2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8c98" style:font-weight-asian="bold" style:font-weight-complex="bold"/>
    </style:style>
    <style:style style:name="T5" style:family="text">
      <style:text-properties officeooo:rsid="001da519"/>
    </style:style>
    <style:style style:name="T6" style:family="text">
      <style:text-properties officeooo:rsid="0022026e"/>
    </style:style>
    <style:style style:name="T7" style:family="text">
      <style:text-properties officeooo:rsid="0023763e"/>
    </style:style>
    <style:style style:name="T8" style:family="text">
      <style:text-properties officeooo:rsid="0023a1bb"/>
    </style:style>
    <style:style style:name="T9" style:family="text">
      <style:text-properties officeooo:rsid="0027a28f"/>
    </style:style>
    <style:style style:name="T10" style:family="text">
      <style:text-properties officeooo:rsid="0029b4cd"/>
    </style:style>
    <style:style style:name="T11" style:family="text">
      <style:text-properties fo:font-style="italic" officeooo:rsid="0029b4cd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a9e2c" style:font-style-asian="normal" style:font-style-complex="normal"/>
    </style:style>
    <style:style style:name="T14" style:family="text">
      <style:text-properties fo:font-style="normal" officeooo:rsid="002da297" style:font-style-asian="normal" style:font-style-complex="normal"/>
    </style:style>
    <style:style style:name="T15" style:family="text">
      <style:text-properties fo:font-style="normal" officeooo:rsid="00303e21" style:font-style-asian="normal" style:font-style-complex="normal"/>
    </style:style>
    <style:style style:name="T16" style:family="text">
      <style:text-properties fo:font-style="normal" officeooo:rsid="0030ea2e" style:font-style-asian="normal" style:font-style-complex="normal"/>
    </style:style>
    <style:style style:name="T17" style:family="text">
      <style:text-properties fo:font-style="normal" officeooo:rsid="00380232" style:font-style-asian="normal" style:font-style-complex="normal"/>
    </style:style>
    <style:style style:name="T18" style:family="text">
      <style:text-properties fo:font-style="normal" officeooo:rsid="003b7485" style:font-style-asian="normal" style:font-style-complex="normal"/>
    </style:style>
    <style:style style:name="T19" style:family="text">
      <style:text-properties fo:font-style="normal" officeooo:rsid="003d1f9a" style:font-style-asian="normal" style:font-style-complex="normal"/>
    </style:style>
    <style:style style:name="T20" style:family="text">
      <style:text-properties fo:font-style="normal" officeooo:rsid="00414e9b" style:font-style-asian="normal" style:font-style-complex="normal"/>
    </style:style>
    <style:style style:name="T21" style:family="text">
      <style:text-properties fo:font-style="normal" officeooo:rsid="0042b3ef" style:font-style-asian="normal" style:font-style-complex="normal"/>
    </style:style>
    <style:style style:name="T22" style:family="text">
      <style:text-properties fo:font-style="normal" officeooo:rsid="004651fe" style:font-style-asian="normal" style:font-style-complex="normal"/>
    </style:style>
    <style:style style:name="T23" style:family="text">
      <style:text-properties fo:font-style="normal" fo:font-weight="bold" officeooo:rsid="004e4cf9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4651fe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i per DNS</text:p>
      <text:p text:style-name="P4">QuantPanda.app <text:s text:c="4"/>web2</text:p>
      <text:p text:style-name="P4">QuantPanda.eth <text:s text:c="4"/>web3</text:p>
      <text:h text:style-name="P1" text:outline-level="2">tradepanda.eth</text:h>
      <text:p text:style-name="P4"/>
      <text:p text:style-name="P6"><text:span text:style-name="T3">RPG-</text:span><text:span text:style-name="T4">RedPandaGenerator </text:span></text:p>
      <text:p text:style-name="P6"><text:span text:style-name="T5">E</text:span>’ un generatore di <text:span text:style-name="T9">Trading Strategies (</text:span><text:span text:style-name="T8">Red Panda </text:span><text:span text:style-name="T1">S</text:span>trateg<text:span text:style-name="T1">ies </text:span><text:span text:style-name="T9">RPS)</text:span></text:p>
      <text:p text:style-name="P5"/>
      <text:p text:style-name="P8">PM-PandaManager </text:p>
      <text:p text:style-name="P7"><text:span text:style-name="T2">E’ un PM che in real time alloca diverso capitale alle strategie. </text:span><text:span text:style-name="T6">A </text:span><text:span text:style-name="T2">seconda del livello di rischio selezionato, </text:span><text:span text:style-name="T6">sposta e ricolloca i capitali fra le diverse strategie.</text:span></text:p>
      <text:p text:style-name="P7"/>
      <text:p text:style-name="P7"/>
      <text:p text:style-name="P10">Per ogni PM ci sono molte RP<text:span text:style-name="T7">S,</text:span></text:p>
      <text:p text:style-name="P10"/>
      <text:p text:style-name="P11">Ci sono diversi PM a seconda del rischio selezionato, esempio se ci sono 5 <text:span text:style-name="T10">libelli di rischio </text:span><text:span text:style-name="T11">(o risk levels RL), </text:span><text:span text:style-name="T13">allora ci saranno 5 diversi PM </text:span><text:span text:style-name="T14">che hanno frequenze di riallocazione diverse.</text:span></text:p>
      <text:p text:style-name="P16"/>
      <text:p text:style-name="P12"><text:span text:style-name="T14">R</text:span><text:span text:style-name="T12">PS possono essere scambiate nella blockchain ETH come NTF, </text:span><text:span text:style-name="T15">non puoi conoscere la strategia, solo l’admin ha le chiavi, </text:span><text:span text:style-name="T16">inoltre la strategia e’ nascosta come file testuale dentro un immagine appartenente alla strategia.</text:span></text:p>
      <text:p text:style-name="P17"/>
      <text:p text:style-name="P13"><text:span text:style-name="T16">Q</text:span><text:span text:style-name="T12">uando un RPS e’ generato dal RPG, esso viene collocato nella chain per essere utilizzato.</text:span></text:p>
      <text:p text:style-name="P18">RPS associa un immagine unica a se stesso, con un nome unico.</text:p>
      <text:p text:style-name="P18"/>
      <text:p text:style-name="P3"><text:span text:style-name="T12">La strategia per essere encriptata </text:span><text:span text:style-name="T18">con </text:span><text:span text:style-name="T17">AES</text:span><text:span text:style-name="T12">256 </text:span><text:span text:style-name="T19">con le chiavi di TradingServerAdmin (o miner), poi viene inserita dentro l’immagin</text:span><text:span text:style-name="T20">e. </text:span><text:span text:style-name="T21">Avendo cosi’ la chiave e l’immagine e’ possibile convertirla a strategia funzionante. </text:span></text:p>
      <text:p text:style-name="P19"/>
      <text:p text:style-name="P19"/>
      <text:p text:style-name="P14"><text:span text:style-name="T21">E’ </text:span><text:span text:style-name="T12">possibile dare la strategia </text:span></text:p>
      <text:p text:style-name="P19"/>
      <text:p text:style-name="P20"/>
      <text:p text:style-name="P21">SICUREZZA PER PREVENIRE LA CONOSCENZA DELLA RPS</text:p>
      <text:p text:style-name="P15"><text:span text:style-name="T22">Pero’ chi la puo’decriptare sono solo i miner</text:span><text:bookmark text:name="firstHeading"/><text:span text:style-name="T22"> Security through obscurity</text:span></text:p>
      <text:p text:style-name="P2"><text:span text:style-name="Source_20_Text"><text:span text:style-name="T24"/></text:span></text:p>
      <text:p text:style-name="P2"><text:span text:style-name="Source_20_Text"><text:span text:style-name="T23">OPZIONI</text:span></text:span></text:p>
      <text:list xml:id="list2452465732" text:style-name="L1">
        <text:list-item>
          <text:p text:style-name="P23"><text:span text:style-name="Source_20_Text"><text:span text:style-name="T22">a = complicated_computation_that_uses_many_inputs_but_always_returns_42();</text:span></text:span></text:p>
          <text:p text:style-name="P24"/>
        </text:list-item>
        <text:list-item>
          <text:p text:style-name="P23"><text:span text:style-name="Source_20_Text"><text:span text:style-name="T22">if (running_under_a_debugger()) abort();</text:span></text:span></text:p>
          <text:p text:style-name="P22"><text:span text:style-name="Source_20_Text">a = 42;</text:span></text:p>
        </text:list-item>
        <text:list-item>
          <text:p text:style-name="P23"><text:span text:style-name="Source_20_Text"><text:span text:style-name="T22">goto (md5sum(&amp;some_data_structure, 42) &amp; 0xffffffff) + MAGIC_CONSTANT;</text:span></text:span></text:p>
          <text:p text:style-name="P2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6:22:19.149668927</meta:creation-date>
    <meta:generator>LibreOffice/7.2.3.2$Linux_X86_64 LibreOffice_project/20$Build-2</meta:generator>
    <dc:date>2021-10-11T16:46:42.296859582</dc:date>
    <meta:editing-duration>PT24M</meta:editing-duration>
    <meta:editing-cycles>44</meta:editing-cycles>
    <meta:document-statistic meta:table-count="0" meta:image-count="0" meta:object-count="0" meta:page-count="1" meta:paragraph-count="22" meta:word-count="222" meta:character-count="1503" meta:non-whitespace-character-count="1294"/>
  </office:meta>
</office:document-meta>
</file>